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font-style="italic" style:text-underline-style="none" fo:font-weight="bold" officeooo:rsid="000da02f" officeooo:paragraph-rsid="000da02f" style:font-size-asian="24pt" style:font-style-asian="italic" style:font-weight-asian="bold" style:font-size-complex="24pt" style:font-style-complex="italic" style:font-weight-complex="bold"/>
    </style:style>
    <style:style style:name="P2" style:family="paragraph" style:parent-style-name="Standard">
      <style:paragraph-properties fo:text-align="center" style:justify-single-word="false"/>
      <style:text-properties fo:font-size="12pt" fo:font-style="normal" style:text-underline-style="none" fo:font-weight="normal" officeooo:rsid="000da02f" officeooo:paragraph-rsid="000da02f"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0da02f" officeooo:paragraph-rsid="000da02f"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1026b2" officeooo:paragraph-rsid="001026b2"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1102bb" officeooo:paragraph-rsid="001102bb"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111148" officeooo:paragraph-rsid="0011114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125d60" officeooo:paragraph-rsid="00125d60"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text-align="start" style:justify-single-word="false"/>
      <style:text-properties fo:font-size="12pt" fo:font-style="normal" style:text-underline-style="none" fo:font-weight="normal" officeooo:rsid="00125d60" officeooo:paragraph-rsid="00125d6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8pt" fo:font-style="normal" style:text-underline-style="none" fo:font-weight="normal" officeooo:rsid="000da02f" officeooo:paragraph-rsid="000da02f" style:font-size-asian="18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fo:font-size="18pt" fo:font-style="normal" style:text-underline-style="none" fo:font-weight="normal" officeooo:rsid="001026b2" officeooo:paragraph-rsid="001026b2"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font-size="18pt" fo:font-style="normal" style:text-underline-style="none" fo:font-weight="normal" officeooo:rsid="00111148" officeooo:paragraph-rsid="00111148" style:font-size-asian="18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fo:font-size="18pt" fo:font-style="normal" style:text-underline-style="none" fo:font-weight="normal" officeooo:rsid="00125d60" officeooo:paragraph-rsid="00125d60" style:font-size-asian="18pt" style:font-style-asian="normal" style:font-weight-asian="normal" style:font-size-complex="18pt" style:font-style-complex="normal" style:font-weight-complex="normal"/>
    </style:style>
    <style:style style:name="T1" style:family="text">
      <style:text-properties officeooo:rsid="000eaf2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AS E INCONVENIENTES DE LOS SISTEMAS DE FICHEROS</text:p>
      <text:p text:style-name="P1"/>
      <text:p text:style-name="P1"/>
      <text:p text:style-name="P3">Los sistemas de ficheros aunque resuelven una gran cantidad de problemas a la hora de organizar y almacenar datos, siguen dejando mucho que desear ya que hay muchos aspectos que pasan por alto o en los que no profundizan dejando ciertos puntos del sistema de organización sin pulir. Esto causa varios problemas de los que vamos a hablar ahora.</text:p>
      <text:p text:style-name="P3"/>
      <text:p text:style-name="P3">Como ejemplo voy a utilizar un documento descargado del aules sobre la gestión de recursos de la Alianza rebelde.</text:p>
      <text:p text:style-name="P2"/>
      <text:p text:style-name="P2"/>
      <text:p text:style-name="P3"/>
      <text:p text:style-name="P9">ALTO COSTO DE ALMACENAMIENTO</text:p>
      <text:p text:style-name="P3"/>
      <text:p text:style-name="P3">La alianza rebelde, como podemos ver en el archivo que detalla sus datos, almacena los planetas en los que tienen bases en un fichero, mientras que almacena en otro fichero los planetas en general donde realizan operaciones o con los que tienen <text:span text:style-name="T1">relaciones</text:span>. Aquí podemos ver claramente como por ejemplo el planeta tatooine, alberga una base rebelde, y también es un planeta reconocido como neutral en la lista de relaciones planetarias.</text:p>
      <text:p text:style-name="P3">Esto hace que los archivos tengan entradas de datos repetidas, haciendo que los archivos sean mucho mas pesados a la larga y por lo tanto sean mas difíciles de almacenar. Ya no solo por que tatooine sea uno de los muchos planetas, si no por que necesitas 2 archivos para almacenar diferentes características sobre un mismo ítem.</text:p>
      <text:p text:style-name="P3"/>
      <text:p text:style-name="P3"/>
      <text:p text:style-name="P3"/>
      <text:p text:style-name="P10">DATOS REDUNDANTES</text:p>
      <text:p text:style-name="P4"/>
      <text:p text:style-name="P4">Un ejemplo de datos redundantes en los ficheros de información de los rebeldes es la localización de los planetas. Tanto en el fichero de bases rebeldes, como en el fichero de relaciones planetarias, podemos ver que se da un tipo de dato en concreto llamado ‘Sistema Estelar’.</text:p>
      <text:p text:style-name="P4"/>
      <text:p text:style-name="P4">Este es un claro ejemplo de datos redundantes distribuidos por toda la base de datos en distintos ficheros. Por ejemplo es redundante decir que tienes como aliado el planeta ‘Hoth’ aclarando que esta en el sistema ‘Anoat’, cuando claramente es un planeta que tiene una base rebelde.</text:p>
      <text:p text:style-name="P5"/>
      <text:p text:style-name="P4"/>
      <text:p text:style-name="P10">ALTA PROBABILIDAD DE INCONSISTENCIA DE DATOS</text:p>
      <text:p text:style-name="P4"/>
      <text:p text:style-name="P6">La inconsistencia de datos puede darse cuando varios ítems en varios archivos (que son el mismo pero en diferentes archivos), tienen valores distintos en cada uno de los ficheros.</text:p>
      <text:p text:style-name="P6">Esto podría darse muy fácil, a la hora de enviar naves a una misión si están designando 8 naves para una misión, esto podría contradecir a la tabla de naves disponibles es decir; si la tabla de naves nos dice que de 9 naves que tienen solo 5 están disponibles por que las otras 4 están en reparaciones, ya <text:soft-page-break/>no nos seria posible asignar 8 a una misión. Por lo tanto el dato de 8 naves disponibles seria incorrecto.</text:p>
      <text:p text:style-name="P6"/>
      <text:p text:style-name="P11">DIFICULTAD PARA MODIFICAR LOS DATOS</text:p>
      <text:p text:style-name="P6"/>
      <text:p text:style-name="P6">Los datos han de ser fácilmente accesibles y esto no es algo que los ficheros de los rebeldes hagan especialmente bien. Cuando la alianza rebelde lleve 15 años contratando cazarrecompensas para misiones especiales y tenga que volver a contratar a uno de los que les completo antiguamente un encargo para ver cuanto les cobro aquella vez y tengan que buscar una a una las misiones hasta que vean la ultima en la que este participo, no se les hará sencillo ni rápido el tener que comprobar manualmente 5 o 6 mil encargos uno por uno.</text:p>
      <text:p text:style-name="P6"/>
      <text:p text:style-name="P6"/>
      <text:p text:style-name="P11">ALTOS TIEMPOS DE PROCESAMIENTO</text:p>
      <text:p text:style-name="P6"/>
      <text:p text:style-name="P6"/>
      <text:p text:style-name="P7">Cuando la alianza tenga que enviar unas naves a montar una nueva base rebelde a un planeta descubierto, los encargados de decidir si es posible montar una base en ese planeta, decidir cuantas naves hacen falta y otros muchos parámetros de la misión, realmente tardaran mucho en llegar a una conclusión basándose en los datos de su sistema de archivos ya que tendrán que ir uno por uno viendo que naves están disponibles en el fichero de naves disponibles, después deberán ver si ese planeta es hostil, neutral, o aliado en el fichero de relaciones diplomáticas.</text:p>
      <text:p text:style-name="P7">También tendrán que ir comprobando uno por uno los lideres y comandantes de la rebelión que puedan hacerse cargo de esa misión. Y finalmente, cuando todo esto haya sido comprobado y la decisión haya sido tomada deberán de acceder al registro de bases rebeldes y crear un nuevo registro para una nueva base.</text:p>
      <text:p text:style-name="P7"/>
      <text:p text:style-name="P7">Y eso no es todo también tendrán que actualizar otros parámetros como:</text:p>
      <text:list text:style-name="L1">
        <text:list-item>
          <text:p text:style-name="P8">El numero de misiones de los lideres rebeldes</text:p>
        </text:list-item>
        <text:list-item>
          <text:p text:style-name="P8">El estado en el que estén las naves utilizadas en la misión después de esta</text:p>
        </text:list-item>
        <text:list-item>
          <text:p text:style-name="P8">El nuevo registro de la base recién creada junto con el numero de miembros etc.</text:p>
        </text:list-item>
      </text:list>
      <text:p text:style-name="P7"/>
      <text:p text:style-name="P7"/>
      <text:p text:style-name="P12">EN CONCLUSIÓN</text:p>
      <text:p text:style-name="P7"/>
      <text:p text:style-name="P7">El sistema de organización de ficheros puede llegar a ser una mejora respecto a antiguos y mas desfasados sistemas de organización de datos, pero esta claro que su escalabilidad es reducida y esto hace que no trabaje bien con bases de datos amplias y con muchas relaciones entre datos.</text:p>
      <text:p text:style-name="P4"/>
      <text:p text:style-name="P3"/>
      <text:p text:style-name="P3">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</text:p>
      <text:p text:style-name="P3">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</text:p>
      <text:p text:style-name="P3">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</text:p>
      <text:p text:style-name="P3">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</text:p>
      <text:p text:style-name="P3">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</text:p>
      <text:p text:style-name="P3">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</text:p>
      <text:p text:style-name="P3">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</text:p>
      <text:p text:style-name="P3">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</text:p>
      <text:p text:style-name="P3">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</text:p>
      <text:p text:style-name="P3">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</text:p>
      <text:p text:style-name="P3">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</text:p>
      <text:p text:style-name="P3"><text:soft-page-break/>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</text:p>
      <text:p text:style-name="P3">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</text:p>
      <text:p text:style-name="P3">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</text:p>
      <text:p text:style-name="P3">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</text:p>
      <text:p text:style-name="P3">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</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7:26:06.900720587</meta:creation-date>
    <dc:date>2024-10-03T19:41:48.211653142</dc:date>
    <meta:editing-duration>PT1H54M47S</meta:editing-duration>
    <meta:editing-cycles>7</meta:editing-cycles>
    <meta:generator>LibreOffice/24.2.5.2$Linux_X86_64 LibreOffice_project/420$Build-2</meta:generator>
    <meta:document-statistic meta:table-count="0" meta:image-count="0" meta:object-count="0" meta:page-count="3" meta:paragraph-count="39" meta:word-count="801" meta:character-count="5184" meta:non-whitespace-character-count="4425"/>
  </office:meta>
</office:document-meta>
</file>